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159cm" svg:stroke-color="#808080" draw:marker-start-width="0.438cm" draw:marker-end-width="0.438cm" draw:fill="none" draw:fill-color="#729fcf" draw:textarea-vertical-align="middle" fo:padding-top="0.204cm" fo:padding-bottom="0.204cm" fo:padding-left="0.329cm" fo:padding-right="0.329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97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7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 draw:shadow="hidden"/>
    </style:style>
    <style:style style:name="gr6" style:family="graphic" style:parent-style-name="standard" style:list-style-name="L1">
      <style:graphic-properties draw:fill-color="#66ccff" draw:textarea-horizontal-align="justify" draw:textarea-vertical-align="middle" draw:auto-grow-height="false" fo:min-height="1.75cm" fo:min-width="4.5cm" draw:shadow="hidden"/>
    </style:style>
    <style:style style:name="gr7" style:family="graphic" style:parent-style-name="standard" style:list-style-name="L1">
      <style:graphic-properties draw:fill-color="#66ccff" draw:textarea-horizontal-align="justify" draw:textarea-vertical-align="middle" draw:auto-grow-height="false" fo:min-height="1.75cm" fo:min-width="4.5cm" draw:shadow="hidden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3.428cm" fo:min-width="2.966cm" draw:shadow="hidden"/>
    </style:style>
    <style:style style:name="gr9" style:family="graphic" style:parent-style-name="objectwithoutfill">
      <style:graphic-properties draw:stroke="dash" draw:stroke-dash="Dashed_20__28_var_29_" draw:fill="none" draw:fill-color="#729fcf" draw:textarea-vertical-align="middle" draw:shadow="hidden"/>
    </style:style>
    <style:style style:name="gr10" style:family="graphic" style:parent-style-name="standard" style:list-style-name="L1">
      <style:graphic-properties draw:fill-color="#66ccff" draw:textarea-horizontal-align="justify" draw:textarea-vertical-align="middle" draw:auto-grow-height="false" fo:min-height="0.45cm" fo:min-width="2.4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68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902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85cm" draw:shadow="hidden"/>
    </style:style>
    <style:style style:name="gr14" style:family="graphic" style:parent-style-name="objectwithoutfill">
      <style:graphic-properties draw:marker-start="Arrow" draw:marker-start-width="0.3cm" draw:marker-end="Arrow" draw:marker-end-width="0.3cm" svg:stroke-linecap="butt" draw:fill="none" draw:fill-color="#729fcf" draw:textarea-vertical-align="middle" draw:shadow="hidden"/>
    </style:style>
    <style:style style:name="gr15" style:family="graphic" style:parent-style-name="standard">
      <style:graphic-properties draw:fill-color="#66ccff" draw:textarea-horizontal-align="justify" draw:textarea-vertical-align="middle" draw:auto-grow-height="false" fo:min-height="3.25cm" fo:min-width="4.5cm" draw:shadow="hidden"/>
    </style:style>
    <style:style style:name="gr16" style:family="graphic" style:parent-style-name="standard">
      <style:graphic-properties draw:fill-color="#66ccff" draw:textarea-horizontal-align="justify" draw:textarea-vertical-align="middle" draw:auto-grow-height="false" fo:min-height="1.35cm" fo:min-width="1.9cm" draw:shadow="hidden"/>
    </style:style>
    <style:style style:name="gr17" style:family="graphic" style:parent-style-name="standard">
      <style:graphic-properties draw:fill-color="#66ccff" draw:textarea-horizontal-align="justify" draw:textarea-vertical-align="middle" draw:auto-grow-height="false" fo:min-height="1.75cm" fo:min-width="2.5cm" draw:shadow="hidden"/>
    </style:style>
    <style:style style:name="gr18" style:family="graphic" style:parent-style-name="standard">
      <style:graphic-properties draw:marker-start="" draw:fill-color="#66ccff" draw:textarea-horizontal-align="justify" draw:textarea-vertical-align="middle" draw:auto-grow-height="false" fo:min-height="2.85cm" fo:min-width="4.1cm" draw:shadow="hidden"/>
    </style:style>
    <style:style style:name="gr19" style:family="graphic" style:parent-style-name="standard">
      <style:graphic-properties draw:fill-color="#00ccff" draw:textarea-horizontal-align="justify" draw:textarea-vertical-align="middle" draw:auto-grow-height="false" fo:min-height="0.35cm" fo:min-width="3.5cm" draw:shadow="hidden"/>
    </style:style>
    <style:style style:name="gr20" style:family="graphic" style:parent-style-name="standard">
      <style:graphic-properties draw:fill-color="#66ccff" draw:textarea-horizontal-align="justify" draw:textarea-vertical-align="middle" draw:auto-grow-height="false" fo:min-height="2.75cm" fo:min-width="1.9cm" draw:shadow="hidden"/>
    </style:style>
    <style:style style:name="gr21" style:family="graphic" style:parent-style-name="standard">
      <style:graphic-properties draw:fill-color="#00ccff" draw:textarea-horizontal-align="justify" draw:textarea-vertical-align="middle" draw:auto-grow-height="false" fo:min-height="0.35cm" fo:min-width="1.4cm" draw:shadow="hidden"/>
    </style:style>
    <style:style style:name="gr22" style:family="graphic" style:parent-style-name="objectwithoutfill">
      <style:graphic-properties draw:marker-start="" draw:marker-start-width="0.3cm" draw:marker-end="Arrow" draw:marker-end-width="0.3cm" draw:fill="none" draw:fill-color="#729fcf" draw:textarea-vertical-align="middle" draw:shadow="hidden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fill-color="#729fcf" draw:textarea-vertical-align="middle" draw:shadow="hidden"/>
    </style:style>
    <style:style style:name="gr24" style:family="graphic" style:parent-style-name="objectwithoutfill">
      <style:graphic-properties draw:marker-end="Arrow" draw:marker-end-width="0.3cm" draw:fill="none" draw:fill-color="#729fcf" draw:textarea-vertical-align="middle" draw:shadow="hidden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fill-color="#729fcf" draw:textarea-vertical-align="middle" draw:shadow="hidden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.5cm" fo:margin-bottom="0cm" fo:line-height="100%" fo:text-align="center" fo:text-indent="0cm"/>
    </style:style>
    <style:style style:name="P4" style:family="paragraph">
      <loext:graphic-properties draw:fill-color="#66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1.7cm" fo:margin-top="0cm" fo:margin-bottom="0cm" fo:text-align="center" fo:text-indent="0cm"/>
    </style:style>
    <style:style style:name="P6" style:family="paragraph">
      <loext:graphic-properties draw:fill-color="#ffcc00"/>
      <style:paragraph-properties fo:margin-left="0cm" fo:margin-right="1.7cm" fo:margin-top="0cm" fo:margin-bottom="0cm" fo:text-align="center" fo:text-indent="0cm"/>
    </style:style>
    <style:style style:name="P7" style:family="paragraph">
      <loext:graphic-properties draw:fill-color="#66ccff"/>
      <style:paragraph-properties fo:margin-left="0cm" fo:margin-right="0cm" fo:margin-top="0.5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P9" style:family="paragraph">
      <style:paragraph-properties fo:margin-top="0cm" fo:margin-bottom="0cm" fo:text-align="center"/>
    </style:style>
    <style:style style:name="P10" style:family="paragraph">
      <style:paragraph-properties fo:margin-top="0.3cm" fo:margin-bottom="0cm" fo:text-align="center"/>
    </style:style>
    <style:style style:name="P11" style:family="paragraph">
      <loext:graphic-properties draw:fill="none" draw:fill-color="#729fcf"/>
      <style:paragraph-properties fo:margin-top="0cm" fo:margin-bottom="0cm" fo:text-align="center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-color="#00ccff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margin-top="0cm" fo:margin-bottom="0.4cm" fo:text-align="center"/>
    </style:style>
    <style:style style:name="P16" style:family="paragraph">
      <loext:graphic-properties draw:fill-color="#66ccff"/>
      <style:paragraph-properties fo:margin-top="0cm" fo:margin-bottom="0.4cm" fo:text-align="center"/>
      <style:text-properties fo:font-size="15pt" style:font-size-asian="15pt" style:font-size-complex="15pt"/>
    </style:style>
    <style:style style:name="P17" style:family="paragraph">
      <style:paragraph-properties fo:margin-left="0cm" fo:margin-right="0cm" fo:margin-top="0cm" fo:margin-bottom="0cm" fo:text-align="center" fo:text-indent="0cm"/>
    </style:style>
    <style:style style:name="P18" style:family="paragraph">
      <loext:graphic-properties draw:fill="none" draw:fill-color="#729fcf"/>
      <style:paragraph-properties fo:margin-top="0cm" fo:margin-bottom="0cm" fo:text-align="center"/>
      <style:text-properties fo:font-size="9pt" style:font-size-asian="9pt" style:font-size-complex="9pt"/>
    </style:style>
    <style:style style:name="P19" style:family="paragraph">
      <style:paragraph-properties fo:margin-top="0.2cm" fo:margin-bottom="0cm" fo:text-align="center"/>
    </style:style>
    <style:style style:name="P20" style:family="paragraph">
      <loext:graphic-properties draw:fill="none" draw:fill-color="#729fcf"/>
      <style:paragraph-properties fo:text-align="center"/>
      <style:text-properties fo:font-size="9pt" style:font-size-asian="9pt" style:font-size-complex="9pt"/>
    </style:style>
    <style:style style:name="P21" style:family="paragraph">
      <style:paragraph-properties fo:margin-top="0.8cm" fo:margin-bottom="0cm" fo:text-align="center"/>
    </style:style>
    <style:style style:name="P22" style:family="paragraph">
      <loext:graphic-properties draw:fill="none" draw:fill-color="#729fcf"/>
      <style:paragraph-properties fo:margin-top="0.8cm" fo:margin-bottom="0cm" fo:text-align="center"/>
      <style:text-properties fo:font-size="9pt" style:font-size-asian="9pt" style:font-size-complex="9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Source Han Sans CN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cm" svg:y1="3.7cm" svg:x2="11.2cm" svg:y2="3.7cm">
          <text:p/>
        </draw:line>
        <draw:line draw:style-name="gr1" draw:text-style-name="P1" draw:layer="layout" svg:x1="1.3cm" svg:y1="14.8cm" svg:x2="17.3cm" svg:y2="14.8cm">
          <text:p/>
        </draw:line>
        <draw:line draw:style-name="gr1" draw:text-style-name="P1" draw:layer="layout" svg:x1="1.2cm" svg:y1="8cm" svg:x2="17.1cm" svg:y2="8cm">
          <text:p/>
        </draw:line>
        <draw:frame draw:style-name="gr2" draw:text-style-name="P2" draw:layer="layout" svg:width="3.597cm" svg:height="0.962cm" svg:x="1.003cm" svg:y="1.638cm">
          <draw:text-box>
            <text:p>Application</text:p>
          </draw:text-box>
        </draw:frame>
        <draw:frame draw:style-name="gr3" draw:text-style-name="P2" draw:layer="layout" svg:width="3.597cm" svg:height="1.673cm" svg:x="0.9cm" svg:y="4.927cm">
          <draw:text-box>
            <text:p>Application</text:p>
            <text:p>Interface</text:p>
          </draw:text-box>
        </draw:frame>
        <draw:frame draw:style-name="gr4" draw:text-style-name="P2" draw:layer="layout" svg:width="2.775cm" svg:height="1.673cm" svg:x="0.925cm" svg:y="10.1cm">
          <draw:text-box>
            <text:p>Robot</text:p>
            <text:p>Memory</text:p>
          </draw:text-box>
        </draw:frame>
        <draw:frame draw:style-name="gr5" draw:text-style-name="P2" draw:layer="layout" svg:width="3.249cm" svg:height="0.962cm" svg:x="0.9cm" svg:y="15.9cm">
          <draw:text-box>
            <text:p>Back-End</text:p>
          </draw:text-box>
        </draw:frame>
        <draw:custom-shape draw:style-name="gr6" draw:text-style-name="P4" xml:id="id10" draw:id="id10" draw:layer="layout" svg:width="5cm" svg:height="2cm" svg:x="4.3cm" svg:y="15.5cm">
          <text:p text:style-name="P3"><text:span text:style-name="T1">MongoD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5cm" svg:height="2cm" svg:x="9.8cm" svg:y="15.5cm">
          <text:p text:style-name="P3"><text:span text:style-name="T1">Shared MongoDB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9cm" svg:height="5.2cm" svg:x="15.4cm" svg:y="13.2cm">
          <text:p text:style-name="P5">Other</text:p>
          <text:p text:style-name="P5">Robot</text:p>
          <text:p text:style-name="P5"/>
          <text:p text:style-name="P5"/>
          <text:p text:style-name="P5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598cm" svg:y1="16.9cm" svg:x2="20.098cm" svg:y2="16.9cm">
          <text:p/>
        </draw:line>
        <draw:line draw:style-name="gr9" draw:text-style-name="P1" draw:layer="layout" svg:x1="15.398cm" svg:y1="16.2cm" svg:x2="20.298cm" svg:y2="16.2cm">
          <text:p/>
        </draw:line>
        <draw:line draw:style-name="gr9" draw:text-style-name="P1" draw:layer="layout" svg:x1="15.398cm" svg:y1="15.6cm" svg:x2="20.298cm" svg:y2="15.6cm">
          <text:p/>
        </draw:line>
        <draw:custom-shape draw:style-name="gr10" draw:text-style-name="P7" xml:id="id1" draw:id="id1" draw:layer="layout" svg:width="2.9cm" svg:height="0.7cm" svg:x="16.398cm" svg:y="17.1cm">
          <text:p text:style-name="P3"><text:span text:style-name="T2">Shared MongoDB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068cm" svg:height="0.607cm" svg:x="18.23cm" svg:y="15cm">
          <draw:text-box>
            <text:p><text:span text:style-name="T3">Application</text:span></text:p>
          </draw:text-box>
        </draw:frame>
        <draw:frame draw:style-name="gr12" draw:text-style-name="P8" draw:layer="layout" svg:width="3.402cm" svg:height="0.607cm" svg:x="16.898cm" svg:y="15.593cm">
          <draw:text-box>
            <text:p><text:span text:style-name="T3">Application Interface</text:span></text:p>
          </draw:text-box>
        </draw:frame>
        <draw:frame draw:style-name="gr13" draw:text-style-name="P8" draw:layer="layout" svg:width="2.585cm" svg:height="0.607cm" svg:x="17.513cm" svg:y="16.253cm">
          <draw:text-box>
            <text:p><text:span text:style-name="T3">Robot Memory</text:span></text:p>
          </draw:text-box>
        </draw:frame>
        <draw:connector draw:style-name="gr14" draw:text-style-name="P11" draw:layer="layout" draw:line-skew="-0.2cm" svg:x1="16.398cm" svg:y1="17.45cm" svg:x2="14.8cm" svg:y2="16.5cm" draw:start-shape="id1" draw:start-glue-point="3" draw:end-shape="id2" svg:d="M16398 17450h-999v-950h-599" svg:viewBox="0 0 1599 951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10"><text:span text:style-name="T4">Sync</text:span></text:p>
        </draw:connector>
        <draw:custom-shape draw:style-name="gr15" draw:text-style-name="P13" xml:id="id6" draw:id="id6" draw:layer="layout" svg:width="5cm" svg:height="3.5cm" svg:x="7.2cm" svg:y="9.5cm">
          <draw:glue-point draw:id="4" svg:x="-5cm" svg:y="-3cm"/>
          <draw:glue-point draw:id="5" svg:x="-5cm" svg:y="3.285cm"/>
          <draw:glue-point draw:id="6" svg:x="5cm" svg:y="-3cm"/>
          <draw:glue-point draw:id="7" svg:x="2.4cm" svg:y="-5cm"/>
          <draw:glue-point draw:id="8" svg:x="-1cm" svg:y="5cm"/>
          <draw:glue-point draw:id="9" svg:x="1cm" svg:y="5cm"/>
          <text:p text:style-name="P12"><text:span text:style-name="T5">Storage-,</text:span></text:p>
          <text:p text:style-name="P12"><text:span text:style-name="T5">Update-,</text:span></text:p>
          <text:p text:style-name="P12"><text:span text:style-name="T5">Query-</text:span></text:p>
          <text:p text:style-name="P12"><text:span text:style-name="T5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xml:id="id5" draw:id="id5" draw:layer="layout" svg:width="2.4cm" svg:height="1.6cm" svg:x="3.695cm" svg:y="9.373cm">
          <text:p text:style-name="P12"><text:span text:style-name="T5">Event-</text:span></text:p>
          <text:p text:style-name="P12"><text:span text:style-name="T5">Trigg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8" draw:id="id8" draw:layer="layout" svg:width="2.4cm" svg:height="1.6cm" svg:x="13.2cm" svg:y="9.4cm">
          <draw:glue-point draw:id="4" svg:x="2.083cm" svg:y="-5cm"/>
          <draw:glue-point draw:id="5" svg:x="-2.5cm" svg:y="-5cm"/>
          <text:p text:style-name="P12"><text:span text:style-name="T5">Virtual KB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3" draw:id="id3" draw:layer="layout" svg:width="3cm" svg:height="2cm" svg:x="5.4cm" svg:y="1cm">
          <text:p text:style-name="P12"><text:span text:style-name="T5">Plann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xml:id="id9" draw:id="id9" draw:layer="layout" svg:width="3cm" svg:height="2cm" svg:x="12.2cm" svg:y="1cm">
          <draw:glue-point draw:id="4" svg:x="-1.666cm" svg:y="5cm"/>
          <draw:glue-point draw:id="5" svg:x="1.666cm" svg:y="5cm"/>
          <text:p text:style-name="P12"><text:span text:style-name="T5">Percep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4" draw:id="id4" draw:layer="layout" svg:width="4.6cm" svg:height="3.1cm" svg:x="4.6cm" svg:y="4.5cm">
          <draw:glue-point draw:id="4" svg:x="-2.608cm" svg:y="5cm"/>
          <draw:glue-point draw:id="5" svg:x="2.391cm" svg:y="5cm"/>
          <text:p text:style-name="P12"><text:span text:style-name="T5">Interface Provider</text:span></text:p>
          <text:p text:style-name="P12"><text:span text:style-name="T5"/></text:p>
          <text:p text:style-name="P12"><text:span text:style-name="T5"/></text:p>
          <text:p text:style-name="P10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cm" svg:height="0.6cm" svg:x="4.9cm" svg:y="5.5cm">
          <text:p text:style-name="P12"><text:span text:style-name="T6">Language Wrapp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cm" svg:height="0.6cm" svg:x="4.9cm" svg:y="6.5cm">
          <text:p text:style-name="P12"><text:span text:style-name="T6">Domain Creator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xml:id="id7" draw:id="id7" draw:layer="layout" svg:width="2.4cm" svg:height="3cm" svg:x="3.7cm" svg:y="11.5cm">
          <draw:glue-point draw:id="4" svg:x="5cm" svg:y="-2cm"/>
          <text:p text:style-name="P15"><text:span text:style-name="T5">Modules</text:span></text:p>
          <text:p text:style-name="P12"><text:span text:style-name="T5"/></text:p>
          <text:p text:style-name="P12"><text:span text:style-name="T5"/></text:p>
          <text:p text:style-name="P12"><text:span text:style-name="T5"/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9cm" svg:height="0.6cm" svg:x="4cm" svg:y="12.3cm">
          <text:p text:style-name="P12"><text:span text:style-name="T6">Logg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9cm" svg:height="0.6cm" svg:x="4cm" svg:y="13cm">
          <text:p text:style-name="P12"><text:span text:style-name="T6">Decay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9cm" svg:height="0.6cm" svg:x="4cm" svg:y="13.7cm">
          <text:p text:style-name="P12"><text:span text:style-name="T6">Initializer</text:span></text:p>
          <draw:enhanced-geometry svg:viewBox="0 0 21600 21600" draw:type="rectangle" draw:enhanced-path="M 0 0 L 21600 0 21600 21600 0 21600 0 0 Z N"/>
        </draw:custom-shape>
        <draw:connector draw:style-name="gr22" draw:text-style-name="P18" draw:layer="layout" draw:type="line" svg:x1="6.9cm" svg:y1="3cm" svg:x2="6.9cm" svg:y2="4.5cm" draw:start-shape="id3" draw:start-glue-point="2" draw:end-shape="id4" draw:end-glue-point="0" svg:d="M6900 3000v1500" svg:viewBox="0 0 1 1501">
          <text:p text:style-name="P9"><text:span text:style-name="T3"><text:s text:c="8"/></text:span><text:span text:style-name="T3">Use</text:span></text:p>
          <text:p text:style-name="P9"><text:span text:style-name="T3"/></text:p>
          <text:p text:style-name="P17"><text:span text:style-name="T3"/></text:p>
        </draw:connector>
        <draw:connector draw:style-name="gr23" draw:text-style-name="P1" xml:id="id11" draw:id="id11" draw:layer="layout" draw:type="line" svg:x1="4.895cm" svg:y1="9.373cm" svg:x2="4.895cm" svg:y2="9.373cm" draw:start-shape="id5" draw:start-glue-point="0" draw:end-shape="id5" draw:end-glue-point="0" svg:d="M4895 9373z" svg:viewBox="0 0 1 1">
          <text:p/>
        </draw:connector>
        <draw:connector draw:style-name="gr24" draw:text-style-name="P20" draw:layer="layout" draw:type="line" svg:x1="6.095cm" svg:y1="10.173cm" svg:x2="7.2cm" svg:y2="10.2cm" draw:start-shape="id5" draw:start-glue-point="1" draw:end-shape="id6" draw:end-glue-point="4" svg:d="M6095 10173l1105 27" svg:viewBox="0 0 1106 28">
          <text:p text:style-name="P12"><text:span text:style-name="T3"/></text:p>
          <text:p text:style-name="P19"><text:span text:style-name="T3">Use</text:span></text:p>
        </draw:connector>
        <draw:connector draw:style-name="gr24" draw:text-style-name="P20" draw:layer="layout" draw:type="line" svg:x1="6.1cm" svg:y1="12.4cm" svg:x2="7.2cm" svg:y2="12.399cm" draw:start-shape="id7" draw:start-glue-point="4" draw:end-shape="id6" draw:end-glue-point="5" svg:d="M6100 12400l1100-1" svg:viewBox="0 0 1101 2">
          <text:p text:style-name="P12"><text:span text:style-name="T3"/></text:p>
          <text:p text:style-name="P19"><text:span text:style-name="T3">Extend</text:span></text:p>
        </draw:connector>
        <draw:connector draw:style-name="gr24" draw:text-style-name="P20" draw:layer="layout" draw:type="line" svg:x1="12.2cm" svg:y1="10.2cm" svg:x2="13.2cm" svg:y2="10.2cm" draw:start-shape="id6" draw:start-glue-point="6" draw:end-shape="id8" draw:end-glue-point="3" svg:d="M12200 10200h1000" svg:viewBox="0 0 1001 1">
          <text:p text:style-name="P12"><text:span text:style-name="T3"/></text:p>
          <text:p text:style-name="P10"><text:span text:style-name="T3">Call</text:span></text:p>
        </draw:connector>
        <draw:connector draw:style-name="gr24" draw:text-style-name="P18" draw:layer="layout" svg:x1="13.201cm" svg:y1="3cm" svg:x2="10.9cm" svg:y2="9.5cm" draw:start-shape="id9" draw:start-glue-point="4" draw:end-shape="id6" draw:end-glue-point="7" svg:d="M13201 3000v3250h-2301v3250" svg:viewBox="0 0 2302 6501">
          <text:p text:style-name="P9"><text:span text:style-name="T3">Use</text:span></text:p>
          <text:p text:style-name="P9"><text:span text:style-name="T3"/></text:p>
        </draw:connector>
        <draw:connector draw:style-name="gr24" draw:text-style-name="P20" draw:layer="layout" draw:line-skew="0.1cm" svg:x1="7.999cm" svg:y1="7.6cm" svg:x2="13.8cm" svg:y2="9.4cm" draw:start-shape="id4" draw:start-glue-point="5" draw:end-shape="id8" draw:end-glue-point="5" svg:d="M7999 7600v1000h5801v800" svg:viewBox="0 0 5802 1801">
          <text:p text:style-name="P12"><text:span text:style-name="T3">Provide <text:s text:c="21"/></text:span></text:p>
          <text:p text:style-name="P17"><text:span text:style-name="T3"/></text:p>
        </draw:connector>
        <draw:connector draw:style-name="gr24" draw:text-style-name="P20" draw:layer="layout" draw:line-skew="-0.001cm" svg:x1="6.9cm" svg:y1="7.6cm" svg:x2="9.7cm" svg:y2="9.5cm" draw:start-shape="id4" draw:start-glue-point="2" svg:d="M6900 7600v1200h2800v700" svg:viewBox="0 0 2801 1901"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>Use <text:s text:c="17"/></text:span></text:p>
        </draw:connector>
        <draw:connector draw:style-name="gr24" draw:text-style-name="P20" draw:layer="layout" svg:x1="14.199cm" svg:y1="3cm" svg:x2="14.899cm" svg:y2="9.4cm" draw:start-shape="id9" draw:start-glue-point="5" draw:end-shape="id8" draw:end-glue-point="4" svg:d="M14199 3000v3200h700v3200" svg:viewBox="0 0 701 6401">
          <text:p text:style-name="P12"><text:span text:style-name="T3"><text:s text:c="6"/></text:span><text:span text:style-name="T3">Provide</text:span></text:p>
          <text:p text:style-name="P12"><text:span text:style-name="T3"/></text:p>
        </draw:connector>
        <draw:connector draw:style-name="gr24" draw:text-style-name="P20" draw:layer="layout" svg:x1="9.2cm" svg:y1="13cm" svg:x2="6.8cm" svg:y2="15.5cm" draw:start-shape="id6" draw:start-glue-point="8" draw:end-shape="id10" svg:d="M9200 13000v1250h-2400v1250" svg:viewBox="0 0 2401 2501">
          <text:p text:style-name="P12"><text:span text:style-name="T3">Use</text:span></text:p>
          <text:p text:style-name="P19"><text:span text:style-name="T3"/></text:p>
        </draw:connector>
        <draw:connector draw:style-name="gr24" draw:text-style-name="P22" draw:layer="layout" draw:line-skew="0.05cm" svg:x1="10.2cm" svg:y1="13cm" svg:x2="12.3cm" svg:y2="15.5cm" draw:start-shape="id6" draw:start-glue-point="9" draw:end-shape="id2" draw:end-glue-point="0" svg:d="M10200 13000v1300h2100v1200" svg:viewBox="0 0 2101 2501">
          <text:p text:style-name="P21"><text:span text:style-name="T4">Use</text:span></text:p>
          <text:p text:style-name="P19"><text:span text:style-name="T3"/></text:p>
        </draw:connector>
        <draw:connector draw:style-name="gr25" draw:text-style-name="P20" draw:layer="layout" svg:x1="5.701cm" svg:y1="7.6cm" svg:x2="4.895cm" svg:y2="9.373cm" draw:start-shape="id4" draw:start-glue-point="4" draw:end-shape="id11" draw:end-glue-point="0" svg:d="M5701 7600v887h-806v886" svg:viewBox="0 0 807 1774">
          <text:p text:style-name="P12"><text:span text:style-name="T3">Register, <text:s text:c="8"/></text:span></text:p>
          <text:p text:style-name="P12"><text:span text:style-name="T7"><text:s/></text:span><text:span text:style-name="T3"><text:s text:c="2"/></text:span><text:span text:style-name="T3">Notify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Zwilling</meta:initial-creator>
    <meta:creation-date>2016-05-26T01:47:59.408060130</meta:creation-date>
    <dc:date>2016-05-26T13:24:56.661450694</dc:date>
    <dc:creator>Frederik Zwilling</dc:creator>
    <meta:editing-duration>PT30M29S</meta:editing-duration>
    <meta:editing-cycles>7</meta:editing-cycles>
    <meta:generator>LibreOffice/5.0.6.2$Linux_X86_64 LibreOffice_project/00$Build-2</meta:generator>
    <meta:document-statistic meta:object-count="42"/>
  </office:meta>
</office:document-meta>
</file>